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gr8" style:family="graphic" style:parent-style-name="objectwithoutfill">
      <style:graphic-properties svg:stroke-width="0.152cm" svg:stroke-color="#ff950e" draw:marker-start-width="0.66cm" draw:marker-end="Arrow" draw:marker-end-width="0.761cm" svg:stroke-opacity="10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3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4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4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4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4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4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onnector draw:style-name="gr6" draw:text-style-name="P1" draw:layer="layout" draw:type="line" svg:x1="6.784cm" svg:y1="19.508cm" svg:x2="8.474cm" svg:y2="16.746cm" draw:start-shape="id7" draw:start-glue-point="10" svg:d="M6784 19508l1690-2762" svg:viewBox="0 0 1691 2763">
          <text:p/>
        </draw:connector>
        <draw:connector draw:style-name="gr7" draw:text-style-name="P1" draw:layer="layout" draw:type="line" svg:x1="6.784cm" svg:y1="19.508cm" svg:x2="9.914cm" svg:y2="18.22cm" draw:start-shape="id7" draw:start-glue-point="10" svg:d="M6784 19508l3130-1288" svg:viewBox="0 0 3131 1289">
          <text:p/>
        </draw:connector>
        <draw:connector draw:style-name="gr6" draw:text-style-name="P1" draw:layer="layout" draw:type="line" svg:x1="16.587cm" svg:y1="3.508cm" svg:x2="13.162cm" svg:y2="3.517cm" draw:start-shape="id2" draw:start-glue-point="6" svg:d="M16587 3508l-3425 9" svg:viewBox="0 0 3426 10">
          <text:p/>
        </draw:connector>
        <draw:connector draw:style-name="gr8" draw:text-style-name="P1" draw:layer="layout" draw:type="line" svg:x1="6.784cm" svg:y1="3.508cm" svg:x2="9.746cm" svg:y2="5.895cm" draw:start-shape="id1" draw:start-glue-point="10" svg:d="M6784 3508l2962 2387" svg:viewBox="0 0 2963 2388">
          <text:p/>
        </draw:connector>
        <draw:connector draw:style-name="gr6" draw:text-style-name="P1" draw:layer="layout" draw:type="line" svg:x1="16.587cm" svg:y1="11.508cm" svg:x2="12.559cm" svg:y2="11.501cm" draw:start-shape="id6" draw:start-glue-point="6" svg:d="M16587 11508l-4028-7" svg:viewBox="0 0 4029 8">
          <text:p/>
        </draw:connector>
        <draw:connector draw:style-name="gr6" draw:text-style-name="P1" draw:layer="layout" draw:type="line" svg:x1="6.784cm" svg:y1="11.508cm" svg:x2="10.442cm" svg:y2="10.019cm" draw:start-shape="id5" draw:start-glue-point="10" svg:d="M6784 11508l3658-1489" svg:viewBox="0 0 3659 1490">
          <text:p/>
        </draw:connector>
        <draw:connector draw:style-name="gr6" draw:text-style-name="P1" draw:layer="layout" draw:type="line" svg:x1="6.784cm" svg:y1="11.508cm" svg:x2="10.16cm" svg:y2="12.876cm" draw:start-shape="id5" draw:start-glue-point="10" svg:d="M6784 11508l3376 1368" svg:viewBox="0 0 3377 13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2:01:35.688215882</dc:date>
    <dc:creator>elucterio </dc:creator>
    <meta:editing-duration>PT1H19M45S</meta:editing-duration>
    <meta:editing-cycles>37</meta:editing-cycles>
    <meta:generator>LibreOffice/4.2.8.2$Linux_X86_64 LibreOffice_project/420m0$Build-2</meta:generator>
    <meta:document-statistic meta:object-count="29"/>
  </office:meta>
</office:document-meta>
</file>